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rsid="00195dc2" officeooo:paragraph-rsid="00195dc2"/>
    </style:style>
    <style:style style:name="P3" style:family="paragraph" style:parent-style-name="Text_20_body">
      <style:text-properties officeooo:rsid="00195dc2" officeooo:paragraph-rsid="00195dc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209_1036481365" text:style-name="Index_20_Link" text:visited-style-name="Index_20_Link">Ejercicio3<text:tab/>1</text:a></text:p>
          <text:p text:style-name="P1"><text:a xlink:type="simple" xlink:href="#__RefHeading___Toc211_1036481365" text:style-name="Index_20_Link" text:visited-style-name="Index_20_Link">Ejercicio 4<text:tab/>1</text:a></text:p>
        </text:index-body>
      </text:table-of-content>
      <text:p text:style-name="Standard"/>
      <text:h text:style-name="Heading_20_1" text:outline-level="1"><text:bookmark-start text:name="__RefHeading___Toc209_1036481365"/>Ejercicio3<text:bookmark-end text:name="__RefHeading___Toc209_1036481365"/></text:h>
      <text:p text:style-name="P3">Para generar la API web podríamos usar Doxygen.</text:p>
      <text:p text:style-name="P3"/>
      <text:h text:style-name="P2" text:outline-level="1"><text:bookmark-start text:name="__RefHeading___Toc211_1036481365"/>Ejercicio 4<text:bookmark-end text:name="__RefHeading___Toc211_1036481365"/></text:h>
      <text:p text:style-name="P3">Lo primero que tenemos que hacer es organizar los títulos de los indices aplicándoles un estilo predeterminado, como en este caso, a todo titulo se le pone el estilo TITULO1, ahora abrimos el menú insertar - sumario e índice - Sumario, índice o bibliografía. Y para finalizar le damos a aceptar para que se genere automáticament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6:03:39.791000000</meta:creation-date>
    <dc:date>2021-04-24T16:11:53.665000000</dc:date>
    <meta:editing-duration>PT8M14S</meta:editing-duration>
    <meta:editing-cycles>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7" meta:word-count="73" meta:character-count="431" meta:non-whitespace-character-count="364"/>
  </office:meta>
</office:document-meta>
</file>